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_sweep" table:style-name="ta1">
        <table:shapes>
          <draw:frame draw:z-index="0" draw:style-name="gr1" draw:text-style-name="P1" svg:width="16.004cm" svg:height="9.004cm" svg:x="10.532cm" svg:y="4.277cm">
            <draw:object draw:notify-on-update-of-ranges="frequency_sweep.A1:frequency_sweep.A1 frequency_sweep.A2:frequency_sweep.A57 frequency_sweep.C1:frequency_sweep.C1 frequency_sweep.C2:frequency_sweep.C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 (kHz)</text:p>
          </table:table-cell>
          <table:table-cell office:value-type="string" calcext:value-type="string">
            <text:p><text:s/>Gain</text:p>
          </table:table-cell>
          <table:table-cell office:value-type="string" calcext:value-type="string">
            <text:p><text:s/>Gain(dB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5123024925422" calcext:value-type="float">
            <text:p>0.125123024925422</text:p>
          </table:table-cell>
          <table:table-cell table:formula="of:=10*LOG10([.B2])" office:value-type="float" office:value="-9.02662764823398" calcext:value-type="float">
            <text:p>-9.0266276482339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85090523456752" calcext:value-type="float">
            <text:p>0.185090523456752</text:p>
          </table:table-cell>
          <table:table-cell table:formula="of:=10*LOG10([.B3])" office:value-type="float" office:value="-7.32615816340541" calcext:value-type="float">
            <text:p>-7.32615816340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1990981986862" calcext:value-type="float">
            <text:p>0.241990981986862</text:p>
          </table:table-cell>
          <table:table-cell table:formula="of:=10*LOG10([.B4])" office:value-type="float" office:value="-6.16200818095263" calcext:value-type="float">
            <text:p>-6.162008180952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9489360728155" calcext:value-type="float">
            <text:p>0.29489360728155</text:p>
          </table:table-cell>
          <table:table-cell table:formula="of:=10*LOG10([.B5])" office:value-type="float" office:value="-5.30334642003779" calcext:value-type="float">
            <text:p>-5.303346420037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2921012275789" calcext:value-type="float">
            <text:p>0.342921012275789</text:p>
          </table:table-cell>
          <table:table-cell table:formula="of:=10*LOG10([.B6])" office:value-type="float" office:value="-4.64805902940344" calcext:value-type="float">
            <text:p>-4.6480590294034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385272104431949" calcext:value-type="float">
            <text:p>0.385272104431949</text:p>
          </table:table-cell>
          <table:table-cell table:formula="of:=10*LOG10([.B7])" office:value-type="float" office:value="-4.14232434874494" calcext:value-type="float">
            <text:p>-4.142324348744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1244974098008" calcext:value-type="float">
            <text:p>0.421244974098008</text:p>
          </table:table-cell>
          <table:table-cell table:formula="of:=10*LOG10([.B8])" office:value-type="float" office:value="-3.75465267686238" calcext:value-type="float">
            <text:p>-3.7546526768623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450244523960296" calcext:value-type="float">
            <text:p>0.450244523960296</text:p>
          </table:table-cell>
          <table:table-cell table:formula="of:=10*LOG10([.B9])" office:value-type="float" office:value="-3.46551560525727" calcext:value-type="float">
            <text:p>-3.46551560525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71797727948974" calcext:value-type="float">
            <text:p>0.471797727948974</text:p>
          </table:table-cell>
          <table:table-cell table:formula="of:=10*LOG10([.B10])" office:value-type="float" office:value="-3.26244154890862" calcext:value-type="float">
            <text:p>-3.2624415489086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85546001785292" calcext:value-type="float">
            <text:p>0.485546001785292</text:p>
          </table:table-cell>
          <table:table-cell table:formula="of:=10*LOG10([.B11])" office:value-type="float" office:value="-3.13769617712551" calcext:value-type="float">
            <text:p>-3.13769617712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1252832434329" calcext:value-type="float">
            <text:p>0.491252832434329</text:p>
          </table:table-cell>
          <table:table-cell table:formula="of:=10*LOG10([.B12])" office:value-type="float" office:value="-3.08694932581803" calcext:value-type="float">
            <text:p>-3.086949325818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491428309847335" calcext:value-type="float">
            <text:p>0.491428309847335</text:p>
          </table:table-cell>
          <table:table-cell table:formula="of:=10*LOG10([.B13])" office:value-type="float" office:value="-3.08539828612269" calcext:value-type="float">
            <text:p>-3.08539828612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1420680394595" calcext:value-type="float">
            <text:p>0.491420680394595</text:p>
          </table:table-cell>
          <table:table-cell table:formula="of:=10*LOG10([.B14])" office:value-type="float" office:value="-3.08546571111387" calcext:value-type="float">
            <text:p>-3.0854657111138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491443568752813" calcext:value-type="float">
            <text:p>0.491443568752813</text:p>
          </table:table-cell>
          <table:table-cell table:formula="of:=10*LOG10([.B15])" office:value-type="float" office:value="-3.08526343928061" calcext:value-type="float">
            <text:p>-3.08526343928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1435939300074" calcext:value-type="float">
            <text:p>0.491435939300074</text:p>
          </table:table-cell>
          <table:table-cell table:formula="of:=10*LOG10([.B16])" office:value-type="float" office:value="-3.08533086217828" calcext:value-type="float">
            <text:p>-3.0853308621782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49148171601651" calcext:value-type="float">
            <text:p>0.49148171601651</text:p>
          </table:table-cell>
          <table:table-cell table:formula="of:=10*LOG10([.B17])" office:value-type="float" office:value="-3.08492634049216" calcext:value-type="float">
            <text:p>-3.08492634049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1466457111031" calcext:value-type="float">
            <text:p>0.491466457111031</text:p>
          </table:table-cell>
          <table:table-cell table:formula="of:=10*LOG10([.B18])" office:value-type="float" office:value="-3.08506117686769" calcext:value-type="float">
            <text:p>-3.0850611768676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491489345469249" calcext:value-type="float">
            <text:p>0.491489345469249</text:p>
          </table:table-cell>
          <table:table-cell table:formula="of:=10*LOG10([.B19])" office:value-type="float" office:value="-3.08485892387423" calcext:value-type="float">
            <text:p>-3.08485892387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71797727948974" calcext:value-type="float">
            <text:p>0.471797727948974</text:p>
          </table:table-cell>
          <table:table-cell table:formula="of:=10*LOG10([.B20])" office:value-type="float" office:value="-3.26244154890862" calcext:value-type="float">
            <text:p>-3.262441548908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1535122185686" calcext:value-type="float">
            <text:p>0.491535122185686</text:p>
          </table:table-cell>
          <table:table-cell table:formula="of:=10*LOG10([.B21])" office:value-type="float" office:value="-3.08445444614216" calcext:value-type="float">
            <text:p>-3.08445444614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1687711240473" calcext:value-type="float">
            <text:p>0.491687711240473</text:p>
          </table:table-cell>
          <table:table-cell table:formula="of:=10*LOG10([.B22])" office:value-type="float" office:value="-3.08310645903747" calcext:value-type="float">
            <text:p>-3.083106459037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2061554424701" calcext:value-type="float">
            <text:p>0.492061554424701</text:p>
          </table:table-cell>
          <table:table-cell table:formula="of:=10*LOG10([.B23])" office:value-type="float" office:value="-3.07980565779695" calcext:value-type="float">
            <text:p>-3.079805657796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242776815619" calcext:value-type="float">
            <text:p>0.49242776815619</text:p>
          </table:table-cell>
          <table:table-cell table:formula="of:=10*LOG10([.B24])" office:value-type="float" office:value="-3.07657465048239" calcext:value-type="float">
            <text:p>-3.076574650482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2862646962333" calcext:value-type="float">
            <text:p>0.492862646962333</text:p>
          </table:table-cell>
          <table:table-cell table:formula="of:=10*LOG10([.B25])" office:value-type="float" office:value="-3.07274094876011" calcext:value-type="float">
            <text:p>-3.072740948760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93305155221216" calcext:value-type="float">
            <text:p>0.493305155221216</text:p>
          </table:table-cell>
          <table:table-cell table:formula="of:=10*LOG10([.B26])" office:value-type="float" office:value="-3.06884345976277" calcext:value-type="float">
            <text:p>-3.068843459762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3007606564381" calcext:value-type="float">
            <text:p>0.493007606564381</text:p>
          </table:table-cell>
          <table:table-cell table:formula="of:=10*LOG10([.B27])" office:value-type="float" office:value="-3.07146379985544" calcext:value-type="float">
            <text:p>-3.071463799855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4258836813635" calcext:value-type="float">
            <text:p>0.494258836813635</text:p>
          </table:table-cell>
          <table:table-cell table:formula="of:=10*LOG10([.B28])" office:value-type="float" office:value="-3.06045557229077" calcext:value-type="float">
            <text:p>-3.060455572290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4991264276613" calcext:value-type="float">
            <text:p>0.494991264276613</text:p>
          </table:table-cell>
          <table:table-cell table:formula="of:=10*LOG10([.B29])" office:value-type="float" office:value="-3.05402465530956" calcext:value-type="float">
            <text:p>-3.054024655309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5410884177278" calcext:value-type="float">
            <text:p>0.495410884177278</text:p>
          </table:table-cell>
          <table:table-cell table:formula="of:=10*LOG10([.B30])" office:value-type="float" office:value="-3.05034456195466" calcext:value-type="float">
            <text:p>-3.050344561954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6128052734777" calcext:value-type="float">
            <text:p>0.496128052734777</text:p>
          </table:table-cell>
          <table:table-cell table:formula="of:=10*LOG10([.B31])" office:value-type="float" office:value="-3.0440621581108" calcext:value-type="float">
            <text:p>-3.04406215811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96593449351878" calcext:value-type="float">
            <text:p>0.496593449351878</text:p>
          </table:table-cell>
          <table:table-cell table:formula="of:=10*LOG10([.B32])" office:value-type="float" office:value="-3.03999013595583" calcext:value-type="float">
            <text:p>-3.039990135955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97180917212808" calcext:value-type="float">
            <text:p>0.497180917212808</text:p>
          </table:table-cell>
          <table:table-cell table:formula="of:=10*LOG10([.B33])" office:value-type="float" office:value="-3.03485548791899" calcext:value-type="float">
            <text:p>-3.034855487918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7669202188127" calcext:value-type="float">
            <text:p>0.497669202188127</text:p>
          </table:table-cell>
          <table:table-cell table:formula="of:=10*LOG10([.B34])" office:value-type="float" office:value="-3.03059234348608" calcext:value-type="float">
            <text:p>-3.030592343486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7379282984032" calcext:value-type="float">
            <text:p>0.497379282984032</text:p>
          </table:table-cell>
          <table:table-cell table:formula="of:=10*LOG10([.B35])" office:value-type="float" office:value="-3.03312308075116" calcext:value-type="float">
            <text:p>-3.033123080751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98470294725759" calcext:value-type="float">
            <text:p>0.498470294725759</text:p>
          </table:table-cell>
          <table:table-cell table:formula="of:=10*LOG10([.B36])" office:value-type="float" office:value="-3.02360717434728" calcext:value-type="float">
            <text:p>-3.02360717434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882124955177" calcext:value-type="float">
            <text:p>0.49882124955177</text:p>
          </table:table-cell>
          <table:table-cell table:formula="of:=10*LOG10([.B37])" office:value-type="float" office:value="-3.02055054057754" calcext:value-type="float">
            <text:p>-3.020550540577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99134057114083" calcext:value-type="float">
            <text:p>0.499134057114083</text:p>
          </table:table-cell>
          <table:table-cell table:formula="of:=10*LOG10([.B38])" office:value-type="float" office:value="-3.01782796168544" calcext:value-type="float">
            <text:p>-3.01782796168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4991264276613" calcext:value-type="float">
            <text:p>0.494991264276613</text:p>
          </table:table-cell>
          <table:table-cell table:formula="of:=10*LOG10([.B39])" office:value-type="float" office:value="-3.05402465530956" calcext:value-type="float">
            <text:p>-3.054024655309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9378199601743" calcext:value-type="float">
            <text:p>0.499378199601743</text:p>
          </table:table-cell>
          <table:table-cell table:formula="of:=10*LOG10([.B40])" office:value-type="float" office:value="-3.01570420733814" calcext:value-type="float">
            <text:p>-3.015704207338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00049591442806" calcext:value-type="float">
            <text:p>0.500049591442806</text:p>
          </table:table-cell>
          <table:table-cell table:formula="of:=10*LOG10([.B41])" office:value-type="float" office:value="-3.0098692322005" calcext:value-type="float">
            <text:p>-3.00986923220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79312738897239" calcext:value-type="float">
            <text:p>0.479312738897239</text:p>
          </table:table-cell>
          <table:table-cell table:formula="of:=10*LOG10([.B42])" office:value-type="float" office:value="-3.19381028426829" calcext:value-type="float">
            <text:p>-3.193810284268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99973296915412" calcext:value-type="float">
            <text:p>0.499973296915412</text:p>
          </table:table-cell>
          <table:table-cell table:formula="of:=10*LOG10([.B43])" office:value-type="float" office:value="-3.01053190287927" calcext:value-type="float">
            <text:p>-3.010531902879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9999618527363" calcext:value-type="float">
            <text:p>0.49999618527363</text:p>
          </table:table-cell>
          <table:table-cell table:formula="of:=10*LOG10([.B44])" office:value-type="float" office:value="-3.01033309105846" calcext:value-type="float">
            <text:p>-3.010333091058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0000381472637" calcext:value-type="float">
            <text:p>0.50000381472637</text:p>
          </table:table-cell>
          <table:table-cell table:formula="of:=10*LOG10([.B45])" office:value-type="float" office:value="-3.01026682247396" calcext:value-type="float">
            <text:p>-3.010266822473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82692586460773" calcext:value-type="float">
            <text:p>0.482692586460773</text:p>
          </table:table-cell>
          <table:table-cell table:formula="of:=10*LOG10([.B46])" office:value-type="float" office:value="-3.16329371336482" calcext:value-type="float">
            <text:p>-3.1632937133648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99980926368152" calcext:value-type="float">
            <text:p>0.499980926368152</text:p>
          </table:table-cell>
          <table:table-cell table:formula="of:=10*LOG10([.B47])" office:value-type="float" office:value="-3.01046563126108" calcext:value-type="float">
            <text:p>-3.010465631261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99958038009934" calcext:value-type="float">
            <text:p>0.499958038009934</text:p>
          </table:table-cell>
          <table:table-cell table:formula="of:=10*LOG10([.B48])" office:value-type="float" office:value="-3.01066444914957" calcext:value-type="float">
            <text:p>-3.010664449149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99874114029801" calcext:value-type="float">
            <text:p>0.499874114029801</text:p>
          </table:table-cell>
          <table:table-cell table:formula="of:=10*LOG10([.B49])" office:value-type="float" office:value="-3.01139352595476" calcext:value-type="float">
            <text:p>-3.011393525954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86095322382525" calcext:value-type="float">
            <text:p>0.486095322382525</text:p>
          </table:table-cell>
          <table:table-cell table:formula="of:=10*LOG10([.B50])" office:value-type="float" office:value="-3.13278558051629" calcext:value-type="float">
            <text:p>-3.1327855805162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49975967223871" calcext:value-type="float">
            <text:p>0.49975967223871</text:p>
          </table:table-cell>
          <table:table-cell table:formula="of:=10*LOG10([.B51])" office:value-type="float" office:value="-3.01238791888684" calcext:value-type="float">
            <text:p>-3.012387918886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99889372935279" calcext:value-type="float">
            <text:p>0.499889372935279</text:p>
          </table:table-cell>
          <table:table-cell table:formula="of:=10*LOG10([.B52])" office:value-type="float" office:value="-3.01126095743158" calcext:value-type="float">
            <text:p>-3.011260957431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499889372935279" calcext:value-type="float">
            <text:p>0.499889372935279</text:p>
          </table:table-cell>
          <table:table-cell table:formula="of:=10*LOG10([.B53])" office:value-type="float" office:value="-3.01126095743158" calcext:value-type="float">
            <text:p>-3.0112609574315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89101326761831" calcext:value-type="float">
            <text:p>0.489101326761831</text:p>
          </table:table-cell>
          <table:table-cell table:formula="of:=10*LOG10([.B54])" office:value-type="float" office:value="-3.10601159087201" calcext:value-type="float">
            <text:p>-3.1060115908720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99637600994881" calcext:value-type="float">
            <text:p>0.499637600994881</text:p>
          </table:table-cell>
          <table:table-cell table:formula="of:=10*LOG10([.B55])" office:value-type="float" office:value="-3.01344885569901" calcext:value-type="float">
            <text:p>-3.013448855699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99706266069535" calcext:value-type="float">
            <text:p>0.499706266069535</text:p>
          </table:table-cell>
          <table:table-cell table:formula="of:=10*LOG10([.B56])" office:value-type="float" office:value="-3.0128520468517" calcext:value-type="float">
            <text:p>-3.012852046851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499553677014748" calcext:value-type="float">
            <text:p>0.499553677014748</text:p>
          </table:table-cell>
          <table:table-cell table:formula="of:=10*LOG10([.B57])" office:value-type="float" office:value="-3.01417840012877" calcext:value-type="float">
            <text:p>-3.01417840012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6T01:11:43.747000000</dc:date>
    <meta:editing-duration>PT1M58S</meta:editing-duration>
    <meta:editing-cycles>3</meta:editing-cycles>
    <meta:generator>LibreOffice/7.0.3.1$Windows_X86_64 LibreOffice_project/d7547858d014d4cf69878db179d326fc3483e082</meta:generator>
    <meta:document-statistic meta:table-count="1" meta:cell-count="17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title svg:x="6.093cm" svg:y="0.316cm" chart:style-name="ch2">
          <text:p>33 tap, 1kHz HPF </text:p>
        </chart:title>
        <chart:legend chart:legend-position="end" svg:x="13.1cm" svg:y="4.203cm" style:legend-expansion="high" chart:style-name="ch3"/>
        <chart:plot-area chart:style-name="ch4" table:cell-range-address="frequency_sweep.A1:frequency_sweep.A57 frequency_sweep.C1:frequency_sweep.C57" chart:data-source-has-labels="row" svg:x="1.331cm" svg:y="1.275cm" svg:width="11.449cm" svg:height="6.569cm">
          <chart:coordinate-region svg:x="2.058cm" svg:y="1.474cm" svg:width="10.35cm" svg:height="6.171cm"/>
          <chart:axis chart:dimension="x" chart:name="primary-x" chart:style-name="ch5">
            <chart:title svg:x="5.807cm" svg:y="8.024cm" chart:style-name="ch6">
              <text:p>Frequency (kHz)</text:p>
            </chart:title>
          </chart:axis>
          <chart:axis chart:dimension="y" chart:name="primary-y" chart:style-name="ch7">
            <chart:title svg:x="0.451cm" svg:y="5.304cm" chart:style-name="ch8">
              <text:p>Gain (dB)</text:p>
            </chart:title>
            <chart:grid chart:style-name="ch9" chart:class="major"/>
          </chart:axis>
          <chart:series chart:style-name="ch10" chart:values-cell-range-address="frequency_sweep.C2:frequency_sweep.C57" chart:label-cell-address="frequency_sweep.C1:frequency_sweep.C1" chart:class="chart:scatter">
            <chart:domain table:cell-range-address="frequency_sweep.A2:frequency_sweep.A57"/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Gain(dB) </text:p>
                <draw:g>
                  <svg:desc>frequency_sweep.C1:frequency_swee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quency_sweep.A2:frequency_sweep.A57</svg:desc>
                </draw:g>
              </table:table-cell>
              <table:table-cell office:value-type="float" office:value="-9.02662764823398">
                <text:p>-9.02662764823398</text:p>
                <draw:g>
                  <svg:desc>frequency_sweep.C2:frequency_sweep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-7.32615816340541">
                <text:p>-7.32615816340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6.16200818095263">
                <text:p>-6.1620081809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5.30334642003779">
                <text:p>-5.30334642003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-4.64805902940344">
                <text:p>-4.64805902940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-4.14232434874494">
                <text:p>-4.14232434874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3.75465267686238">
                <text:p>-3.75465267686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-3.46551560525727">
                <text:p>-3.46551560525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-3.26244154890862">
                <text:p>-3.26244154890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-3.13769617712551">
                <text:p>-3.13769617712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-3.08694932581803">
                <text:p>-3.08694932581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-3.08539828612269">
                <text:p>-3.08539828612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-3.08546571111387">
                <text:p>-3.08546571111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-3.08526343928061">
                <text:p>-3.08526343928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-3.08533086217828">
                <text:p>-3.08533086217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">
                <text:p>8.5</text:p>
              </table:table-cell>
              <table:table-cell office:value-type="float" office:value="-3.08492634049216">
                <text:p>-3.08492634049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-3.08506117686769">
                <text:p>-3.08506117686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5">
                <text:p>9.5</text:p>
              </table:table-cell>
              <table:table-cell office:value-type="float" office:value="-3.08485892387423">
                <text:p>-3.08485892387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3.26244154890862">
                <text:p>-3.26244154890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3.08445444614216">
                <text:p>-3.08445444614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-3.08310645903747">
                <text:p>-3.083106459037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-3.07980565779695">
                <text:p>-3.07980565779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-3.07657465048239">
                <text:p>-3.07657465048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-3.07274094876011">
                <text:p>-3.07274094876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-3.06884345976277">
                <text:p>-3.068843459762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.07146379985544">
                <text:p>-3.07146379985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-3.06045557229077">
                <text:p>-3.06045557229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-3.05402465530956">
                <text:p>-3.054024655309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-3.05034456195466">
                <text:p>-3.05034456195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-3.0440621581108">
                <text:p>-3.0440621581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-3.03999013595583">
                <text:p>-3.03999013595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-3.03485548791899">
                <text:p>-3.034855487918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-3.03059234348608">
                <text:p>-3.03059234348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-3.03312308075116">
                <text:p>-3.03312308075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">
                <text:p>85</text:p>
              </table:table-cell>
              <table:table-cell office:value-type="float" office:value="-3.02360717434728">
                <text:p>-3.02360717434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-3.02055054057754">
                <text:p>-3.020550540577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-3.01782796168544">
                <text:p>-3.01782796168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-3.05402465530956">
                <text:p>-3.05402465530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-3.01570420733814">
                <text:p>-3.01570420733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">
                <text:p>150</text:p>
              </table:table-cell>
              <table:table-cell office:value-type="float" office:value="-3.0098692322005">
                <text:p>-3.0098692322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-3.19381028426829">
                <text:p>-3.193810284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0">
                <text:p>250</text:p>
              </table:table-cell>
              <table:table-cell office:value-type="float" office:value="-3.01053190287927">
                <text:p>-3.010531902879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">
                <text:p>300</text:p>
              </table:table-cell>
              <table:table-cell office:value-type="float" office:value="-3.01033309105846">
                <text:p>-3.010333091058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0">
                <text:p>350</text:p>
              </table:table-cell>
              <table:table-cell office:value-type="float" office:value="-3.01026682247396">
                <text:p>-3.01026682247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">
                <text:p>400</text:p>
              </table:table-cell>
              <table:table-cell office:value-type="float" office:value="-3.16329371336482">
                <text:p>-3.16329371336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-3.01046563126108">
                <text:p>-3.01046563126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">
                <text:p>500</text:p>
              </table:table-cell>
              <table:table-cell office:value-type="float" office:value="-3.01066444914957">
                <text:p>-3.010664449149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">
                <text:p>550</text:p>
              </table:table-cell>
              <table:table-cell office:value-type="float" office:value="-3.01139352595476">
                <text:p>-3.011393525954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">
                <text:p>600</text:p>
              </table:table-cell>
              <table:table-cell office:value-type="float" office:value="-3.13278558051629">
                <text:p>-3.132785580516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0">
                <text:p>650</text:p>
              </table:table-cell>
              <table:table-cell office:value-type="float" office:value="-3.01238791888684">
                <text:p>-3.01238791888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0">
                <text:p>700</text:p>
              </table:table-cell>
              <table:table-cell office:value-type="float" office:value="-3.01126095743158">
                <text:p>-3.01126095743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0">
                <text:p>750</text:p>
              </table:table-cell>
              <table:table-cell office:value-type="float" office:value="-3.01126095743158">
                <text:p>-3.01126095743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">
                <text:p>800</text:p>
              </table:table-cell>
              <table:table-cell office:value-type="float" office:value="-3.10601159087201">
                <text:p>-3.10601159087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0">
                <text:p>850</text:p>
              </table:table-cell>
              <table:table-cell office:value-type="float" office:value="-3.01344885569901">
                <text:p>-3.013448855699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0">
                <text:p>900</text:p>
              </table:table-cell>
              <table:table-cell office:value-type="float" office:value="-3.0128520468517">
                <text:p>-3.0128520468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0">
                <text:p>950</text:p>
              </table:table-cell>
              <table:table-cell office:value-type="float" office:value="-3.01417840012877">
                <text:p>-3.01417840012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